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4A0000031143C40539B2A185F4.png" manifest:media-type="image/png"/>
  <manifest:file-entry manifest:full-path="Pictures/100000010000084A000003182F6D08E0D229B3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0.158cm" fo:min-width="0.813cm" fo:wrap-option="wrap"/>
    </style:style>
    <style:style style:name="gr3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預設" presentation:presentation-page-layout-name="AL1T0">
        <draw:g>
          <draw:frame draw:style-name="gr1" draw:text-style-name="P1" draw:layer="layout" svg:width="20.003cm" svg:height="7.4cm" svg:x="3.9cm" svg:y="0.1cm">
            <draw:image xlink:href="Pictures/100000010000084A0000031143C40539B2A185F4.png" xlink:type="simple" xlink:show="embed" xlink:actuate="onLoad" draw:mime-type="image/png">
              <text:p/>
            </draw:image>
          </draw:frame>
          <draw:frame draw:style-name="gr1" draw:text-style-name="P1" draw:layer="layout" svg:width="20cm" svg:height="7.461cm" svg:x="3.939cm" svg:y="8cm">
            <draw:image xlink:href="Pictures/100000010000084A000003182F6D08E0D229B336.png" xlink:type="simple" xlink:show="embed" xlink:actuate="onLoad" draw:mime-type="image/png">
              <text:p/>
            </draw:image>
          </draw:frame>
          <draw:custom-shape draw:style-name="gr2" draw:text-style-name="P1" draw:layer="layout" svg:width="2cm" svg:height="1cm" draw:transform="rotate (1.5707963267949) translate (13.405cm 8.701cm)">
            <text:p/>
            <draw:enhanced-geometry draw:mirror-vertical="true" draw:mirror-horizont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30T21:01:54.817000000</meta:creation-date>
    <dc:date>2023-03-30T21:38:16.221000000</dc:date>
    <meta:editing-duration>PT5M5S</meta:editing-duration>
    <meta:editing-cycles>2</meta:editing-cycles>
    <meta:generator>LibreOffice/7.2.7.2$Windows_X86_64 LibreOffice_project/8d71d29d553c0f7dcbfa38fbfda25ee34cce99a2</meta:generator>
    <meta:document-statistic meta:object-count="27"/>
  </office:meta>
</office:document-meta>
</file>